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7cm" fo:min-width="19.0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3cm" fo:min-width="11.5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01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1.905cm" svg:x="6.715cm" svg:y="1cm">
          <text:p text:style-name="P1">Client VIew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9.89cm" svg:y1="2.905cm" svg:x2="9.89cm" svg:y2="6.08cm">
          <text:p/>
        </draw:line>
        <draw:custom-shape draw:style-name="gr3" draw:text-style-name="P1" draw:layer="layout" svg:width="6.35cm" svg:height="1.905cm" svg:x="6.715cm" svg:y="6.08cm">
          <text:p text:style-name="P1">Presentation Laye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9.89cm" svg:y1="7.985cm" svg:x2="9.89cm" svg:y2="13.065cm">
          <text:p/>
        </draw:line>
        <draw:custom-shape draw:style-name="gr4" draw:text-style-name="P1" draw:layer="layout" svg:width="5.715cm" svg:height="1.905cm" svg:x="7.985cm" svg:y="13.7cm">
          <text:p text:style-name="P1">Logic Tie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7.985cm" svg:y1="14.335cm" svg:x2="6.715cm" svg:y2="14.335cm">
          <text:p/>
        </draw:line>
        <draw:line draw:style-name="gr2" draw:text-style-name="P1" draw:layer="layout" svg:x1="13.7cm" svg:y1="14.335cm" svg:x2="14.97cm" svg:y2="14.335cm">
          <text:p/>
        </draw:line>
        <draw:custom-shape draw:style-name="gr4" draw:text-style-name="P1" draw:layer="layout" svg:width="3.81cm" svg:height="1.905cm" svg:x="2.905cm" svg:y="13.7cm">
          <text:p text:style-name="P1">Media </text:p>
          <text:p text:style-name="P1">Acce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3.81cm" svg:height="1.905cm" svg:x="14.97cm" svg:y="13.7cm">
          <text:p text:style-name="P1">DB Acces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4.81cm" svg:y1="20.685cm" svg:x2="4.81cm" svg:y2="23.86cm">
          <text:p/>
        </draw:line>
        <draw:line draw:style-name="gr2" draw:text-style-name="P1" draw:layer="layout" svg:x1="16.875cm" svg:y1="20.685cm" svg:x2="16.875cm" svg:y2="23.86cm">
          <text:p/>
        </draw:line>
        <draw:custom-shape draw:style-name="gr5" draw:text-style-name="P1" draw:layer="layout" svg:width="3.81cm" svg:height="1.27cm" svg:x="2.905cm" svg:y="23.86cm">
          <text:p text:style-name="P1">Medi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draw:layer="layout" svg:width="3.81cm" svg:height="1.27cm" svg:x="14.97cm" svg:y="23.86cm">
          <text:p text:style-name="P1">D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17.145cm" svg:height="7.62cm" svg:x="2.27cm" svg:y="13.065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5.62cm" svg:height="4.977cm" svg:x="1.635cm" svg:y="1cm">
          <draw:text-box>
            <text:p text:style-name="P1">Client view: The HTML browser associated with the client.</text:p>
          </draw:text-box>
        </draw:frame>
        <draw:frame draw:style-name="gr8" draw:layer="layout" svg:width="7.985cm" svg:height="5.08cm" svg:x="13.065cm" svg:y="5.445cm">
          <draw:text-box>
            <text:p>Presentation Layer: Handles incoming HTTP requests and responds to client requests.</text:p>
          </draw:text-box>
        </draw:frame>
        <draw:frame draw:style-name="gr9" draw:layer="layout" svg:width="15.243cm" svg:height="1.673cm" svg:x="2.902cm" svg:y="16.24cm">
          <draw:text-box>
            <text:p>Logic Tier: abstracts file system and db from system and also enforces UAC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rry Seinfed</meta:initial-creator>
    <meta:creation-date>2010-06-05T17:31:33</meta:creation-date>
    <dc:date>2010-06-06T20:13:24</dc:date>
    <dc:creator>Jerry Seinfed</dc:creator>
    <meta:editing-duration>PT26H11M05S</meta:editing-duration>
    <meta:editing-cycles>1</meta:editing-cycles>
    <meta:document-statistic meta:object-count="17"/>
    <meta:generator>OpenOffice.org/3.2$Unix OpenOffice.org_project/320m12$Build-9483</meta:generator>
  </office:meta>
</office:document-meta>
</file>